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0fe" officeooo:paragraph-rsid="001230fe"/>
    </style:style>
    <style:style style:name="P2" style:family="paragraph" style:parent-style-name="Standard">
      <style:text-properties officeooo:rsid="0013cd91" officeooo:paragraph-rsid="0013cd91"/>
    </style:style>
    <style:style style:name="P3" style:family="paragraph" style:parent-style-name="Standard">
      <style:text-properties officeooo:rsid="0013cd91" officeooo:paragraph-rsid="0013cd91" fo:background-color="#ffff00"/>
    </style:style>
    <style:style style:name="P4" style:family="paragraph" style:parent-style-name="Standard">
      <style:text-properties officeooo:rsid="0018e581" officeooo:paragraph-rsid="0018e581"/>
    </style:style>
    <style:style style:name="P5" style:family="paragraph" style:parent-style-name="Standard">
      <style:text-properties officeooo:paragraph-rsid="0018e581"/>
    </style:style>
    <style:style style:name="P6" style:family="paragraph" style:parent-style-name="Standard">
      <style:text-properties officeooo:rsid="001a564c" officeooo:paragraph-rsid="001a564c"/>
    </style:style>
    <style:style style:name="P7" style:family="paragraph" style:parent-style-name="Standard">
      <style:text-properties officeooo:rsid="001c203b" officeooo:paragraph-rsid="001c203b"/>
    </style:style>
    <style:style style:name="P8" style:family="paragraph" style:parent-style-name="Standard">
      <style:text-properties officeooo:rsid="001d3f81" officeooo:paragraph-rsid="001d3f81"/>
    </style:style>
    <style:style style:name="P9" style:family="paragraph" style:parent-style-name="Standard">
      <style:text-properties officeooo:rsid="001edcd8" officeooo:paragraph-rsid="001edcd8"/>
    </style:style>
    <style:style style:name="P10" style:family="paragraph" style:parent-style-name="Standard">
      <style:text-properties officeooo:paragraph-rsid="001edcd8"/>
    </style:style>
    <style:style style:name="P11" style:family="paragraph" style:parent-style-name="Standard">
      <style:text-properties officeooo:rsid="0020a776" officeooo:paragraph-rsid="0020a776"/>
    </style:style>
    <style:style style:name="P12" style:family="paragraph" style:parent-style-name="Standard">
      <style:text-properties officeooo:rsid="00221ac9" officeooo:paragraph-rsid="00221ac9"/>
    </style:style>
    <style:style style:name="P13" style:family="paragraph" style:parent-style-name="Standard">
      <style:text-properties fo:color="#fe007f" officeooo:rsid="00231d1c" officeooo:paragraph-rsid="00231d1c" fo:background-color="#ffff00"/>
    </style:style>
    <style:style style:name="P14" style:family="paragraph" style:parent-style-name="Standard">
      <style:text-properties style:use-window-font-color="true" officeooo:rsid="002452da" officeooo:paragraph-rsid="002452da" fo:background-color="transparent"/>
    </style:style>
    <style:style style:name="P15" style:family="paragraph" style:parent-style-name="Standard">
      <style:text-properties style:use-window-font-color="true" officeooo:rsid="0025c19e" officeooo:paragraph-rsid="0025c19e" fo:background-color="transparent"/>
    </style:style>
    <style:style style:name="P16" style:family="paragraph" style:parent-style-name="Standard">
      <style:text-properties style:use-window-font-color="true" officeooo:rsid="002452da" officeooo:paragraph-rsid="002452da" fo:background-color="#e3e300"/>
    </style:style>
    <style:style style:name="P17" style:family="paragraph" style:parent-style-name="Standard">
      <style:text-properties style:use-window-font-color="true" officeooo:rsid="0025c19e" officeooo:paragraph-rsid="0025c19e" fo:background-color="#e3e300"/>
    </style:style>
    <style:style style:name="P18" style:family="paragraph" style:parent-style-name="Standard">
      <style:text-properties style:use-window-font-color="true" officeooo:rsid="0025c19e" officeooo:paragraph-rsid="0025c19e" fo:background-color="#ffff00"/>
    </style:style>
    <style:style style:name="P19" style:family="paragraph" style:parent-style-name="Standard">
      <style:text-properties officeooo:rsid="0018e581" officeooo:paragraph-rsid="0018e581"/>
    </style:style>
    <style:style style:name="P20" style:family="paragraph" style:parent-style-name="Standard">
      <style:text-properties officeooo:rsid="001d3f81" officeooo:paragraph-rsid="001d3f81"/>
    </style:style>
    <style:style style:name="P21" style:family="paragraph" style:parent-style-name="Standard">
      <style:text-properties officeooo:rsid="0020a776" officeooo:paragraph-rsid="0020a776"/>
    </style:style>
    <style:style style:name="P22" style:family="paragraph" style:parent-style-name="Standard">
      <style:text-properties style:use-window-font-color="true" officeooo:rsid="00266a3c" officeooo:paragraph-rsid="00266a3c" fo:background-color="transparent"/>
    </style:style>
    <style:style style:name="P23" style:family="paragraph" style:parent-style-name="Standard">
      <style:text-properties style:use-window-font-color="true" officeooo:rsid="00274db5" officeooo:paragraph-rsid="00274db5" fo:background-color="transparent"/>
    </style:style>
    <style:style style:name="P24" style:family="paragraph" style:parent-style-name="Standard">
      <style:text-properties style:use-window-font-color="true" officeooo:rsid="00291009" officeooo:paragraph-rsid="00291009" fo:background-color="transparent"/>
    </style:style>
    <style:style style:name="P25" style:family="paragraph" style:parent-style-name="Standard">
      <style:text-properties style:use-window-font-color="true" officeooo:rsid="0029c52a" officeooo:paragraph-rsid="0029c52a" fo:background-color="transparent"/>
    </style:style>
    <style:style style:name="P26" style:family="paragraph" style:parent-style-name="Standard">
      <style:text-properties style:use-window-font-color="true" officeooo:rsid="002a97d8" officeooo:paragraph-rsid="002a97d8" fo:background-color="transparent"/>
    </style:style>
    <style:style style:name="P27" style:family="paragraph" style:parent-style-name="Standard">
      <style:text-properties style:use-window-font-color="true" officeooo:rsid="00266a3c" officeooo:paragraph-rsid="00266a3c" fo:background-color="#ffff00"/>
    </style:style>
    <style:style style:name="P28" style:family="paragraph" style:parent-style-name="Standard">
      <style:text-properties style:use-window-font-color="true" officeooo:rsid="00274db5" officeooo:paragraph-rsid="00274db5" fo:background-color="#ffff00"/>
    </style:style>
    <style:style style:name="P29" style:family="paragraph" style:parent-style-name="Standard">
      <style:text-properties officeooo:paragraph-rsid="002a97d8"/>
    </style:style>
    <style:style style:name="P30" style:family="paragraph" style:parent-style-name="Standard">
      <style:text-properties officeooo:rsid="002a97d8" officeooo:paragraph-rsid="002a97d8"/>
    </style:style>
    <style:style style:name="P31" style:family="paragraph" style:parent-style-name="Standard">
      <style:text-properties officeooo:rsid="002a97d8" officeooo:paragraph-rsid="002a97d8" fo:background-color="#ffff00"/>
    </style:style>
    <style:style style:name="P32" style:family="paragraph" style:parent-style-name="Standard">
      <style:text-properties officeooo:rsid="002d0b33" officeooo:paragraph-rsid="002d0b33" fo:background-color="#ffff00"/>
    </style:style>
    <style:style style:name="P33" style:family="paragraph" style:parent-style-name="Standard">
      <style:text-properties officeooo:rsid="00360aed" officeooo:paragraph-rsid="00360aed" fo:background-color="#ffff00"/>
    </style:style>
    <style:style style:name="P34" style:family="paragraph" style:parent-style-name="Standard">
      <style:text-properties officeooo:rsid="002d0b33" officeooo:paragraph-rsid="002d0b33"/>
    </style:style>
    <style:style style:name="P35" style:family="paragraph" style:parent-style-name="Standard">
      <style:text-properties officeooo:rsid="003079b7" officeooo:paragraph-rsid="003079b7"/>
    </style:style>
    <style:style style:name="P36" style:family="paragraph" style:parent-style-name="Standard">
      <style:text-properties fo:font-weight="bold" officeooo:rsid="003079b7" officeooo:paragraph-rsid="003079b7" style:font-weight-asian="bold" style:font-weight-complex="bold"/>
    </style:style>
    <style:style style:name="P37" style:family="paragraph" style:parent-style-name="Standard">
      <style:text-properties fo:font-weight="bold" officeooo:rsid="00360aed" officeooo:paragraph-rsid="00360aed" style:font-weight-asian="bold" style:font-weight-complex="bold"/>
    </style:style>
    <style:style style:name="P38" style:family="paragraph" style:parent-style-name="Standard">
      <style:text-properties fo:font-weight="bold" officeooo:rsid="0031ba47" officeooo:paragraph-rsid="0031ba47" style:font-weight-asian="bold" style:font-weight-complex="bold"/>
    </style:style>
    <style:style style:name="P39" style:family="paragraph" style:parent-style-name="Standard">
      <style:text-properties officeooo:rsid="00339b12" officeooo:paragraph-rsid="00339b12"/>
    </style:style>
    <style:style style:name="P40" style:family="paragraph" style:parent-style-name="Standard">
      <style:text-properties officeooo:rsid="00345ec5" officeooo:paragraph-rsid="00345ec5"/>
    </style:style>
    <style:style style:name="P41" style:family="paragraph" style:parent-style-name="Standard">
      <style:text-properties officeooo:rsid="00360aed" officeooo:paragraph-rsid="00360aed"/>
    </style:style>
    <style:style style:name="P42" style:family="paragraph" style:parent-style-name="Standard">
      <style:text-properties officeooo:paragraph-rsid="00360aed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38cf14" officeooo:paragraph-rsid="0038cf14"/>
    </style:style>
    <style:style style:name="P44" style:family="paragraph" style:parent-style-name="Standard">
      <style:paragraph-properties fo:text-align="justify" style:justify-single-word="false"/>
      <style:text-properties officeooo:paragraph-rsid="00375c52"/>
    </style:style>
    <style:style style:name="P45" style:family="paragraph" style:parent-style-name="Standard">
      <style:paragraph-properties fo:text-align="justify" style:justify-single-word="false"/>
      <style:text-properties officeooo:paragraph-rsid="0038cf14"/>
    </style:style>
    <style:style style:name="P46" style:family="paragraph" style:parent-style-name="Standard">
      <style:paragraph-properties fo:text-align="justify" style:justify-single-word="false"/>
      <style:text-properties officeooo:paragraph-rsid="003bef9e"/>
    </style:style>
    <style:style style:name="P47" style:family="paragraph" style:parent-style-name="Standard">
      <style:paragraph-properties fo:text-align="justify" style:justify-single-word="false"/>
      <style:text-properties officeooo:rsid="003a9ddc" officeooo:paragraph-rsid="003a9ddc"/>
    </style:style>
    <style:style style:name="P48" style:family="paragraph" style:parent-style-name="Standard">
      <style:paragraph-properties fo:text-align="justify" style:justify-single-word="false"/>
      <style:text-properties officeooo:rsid="003bef9e" officeooo:paragraph-rsid="003bef9e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3bef9e" officeooo:paragraph-rsid="003bef9e" style:font-weight-asian="normal" style:font-weight-complex="normal"/>
    </style:style>
    <style:style style:name="T1" style:family="text">
      <style:text-properties officeooo:rsid="0018e581"/>
    </style:style>
    <style:style style:name="T2" style:family="text">
      <style:text-properties officeooo:rsid="001a564c"/>
    </style:style>
    <style:style style:name="T3" style:family="text">
      <style:text-properties officeooo:rsid="001edcd8"/>
    </style:style>
    <style:style style:name="T4" style:family="text">
      <style:text-properties officeooo:rsid="0020a776"/>
    </style:style>
    <style:style style:name="T5" style:family="text">
      <style:text-properties officeooo:rsid="002452da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background-color="transparent" loext:char-shading-value="0"/>
    </style:style>
    <style:style style:name="T8" style:family="text">
      <style:text-properties style:use-window-font-color="true" officeooo:rsid="002a97d8" fo:background-color="transparent" loext:char-shading-value="0"/>
    </style:style>
    <style:style style:name="T9" style:family="text">
      <style:text-properties style:use-window-font-color="true" officeooo:rsid="002b47c4" fo:background-color="transparent" loext:char-shading-value="0"/>
    </style:style>
    <style:style style:name="T10" style:family="text">
      <style:text-properties style:use-window-font-color="true" officeooo:rsid="00345ec5" fo:background-color="transparent" loext:char-shading-value="0"/>
    </style:style>
    <style:style style:name="T11" style:family="text">
      <style:text-properties style:use-window-font-color="true" officeooo:rsid="00360aed" fo:background-color="transparent" loext:char-shading-value="0"/>
    </style:style>
    <style:style style:name="T12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13" style:family="text">
      <style:text-properties fo:color="#00dc00" fo:background-color="transparent" loext:char-shading-value="0"/>
    </style:style>
    <style:style style:name="T14" style:family="text">
      <style:text-properties fo:font-variant="normal" fo:text-transform="none" style:use-window-font-color="true" style:font-name="Open Sans" fo:font-size="10.5pt" fo:letter-spacing="normal" fo:font-style="normal" fo:font-weight="bold" fo:background-color="transparent" loext:char-shading-value="0"/>
    </style:style>
    <style:style style:name="T15" style:family="text">
      <style:text-properties fo:font-variant="normal" fo:text-transform="none" style:use-window-font-color="true" style:font-name="Open Sans" fo:font-size="10.5pt" fo:letter-spacing="normal" fo:font-style="normal" fo:font-weight="bold" officeooo:rsid="00360aed" fo:background-color="transparent" loext:char-shading-value="0"/>
    </style:style>
    <style:style style:name="T16" style:family="text">
      <style:text-properties fo:font-variant="normal" fo:text-transform="none" style:use-window-font-color="true" style:font-name="Open Sans" fo:font-size="10.5pt" fo:letter-spacing="normal" fo:font-style="normal" fo:font-weight="bold" officeooo:rsid="00375c52" fo:background-color="transparent" loext:char-shading-value="0"/>
    </style:style>
    <style:style style:name="T17" style:family="text">
      <style:text-properties fo:font-variant="normal" fo:text-transform="none" style:use-window-font-color="true" style:font-name="Open Sans" fo:font-size="10.5pt" fo:letter-spacing="normal" fo:font-style="normal" fo:font-weight="bold" officeooo:rsid="0038cf14" fo:background-color="transparent" loext:char-shading-value="0"/>
    </style:style>
    <style:style style:name="T18" style:family="text">
      <style:text-properties fo:font-variant="normal" fo:text-transform="none" style:use-window-font-color="true" style:font-name="Open Sans" fo:font-size="10.5pt" fo:letter-spacing="normal" fo:font-style="normal" fo:font-weight="bold" officeooo:rsid="003a9ddc" fo:background-color="transparent" loext:char-shading-value="0"/>
    </style:style>
    <style:style style:name="T19" style:family="text">
      <style:text-properties fo:font-variant="normal" fo:text-transform="none" style:use-window-font-color="true" style:font-name="Open Sans" fo:font-size="10.5pt" fo:letter-spacing="normal" fo:font-style="normal" officeooo:rsid="00360aed" fo:background-color="transparent" loext:char-shading-value="0"/>
    </style:style>
    <style:style style:name="T20" style:family="text">
      <style:text-properties fo:font-variant="normal" fo:text-transform="none" style:use-window-font-color="true" style:font-name="Open Sans" fo:font-size="10.5pt" fo:letter-spacing="normal" fo:font-style="normal" officeooo:rsid="003a9ddc" fo:background-color="transparent" loext:char-shading-value="0"/>
    </style:style>
    <style:style style:name="T21" style:family="text">
      <style:text-properties fo:font-variant="normal" fo:text-transform="none" fo:color="#00dc00" style:font-name="Open Sans" fo:font-size="10.5pt" fo:letter-spacing="normal" fo:font-style="normal" fo:font-weight="bold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</text:p>
      <text:p text:style-name="P1"/>
      <text:p text:style-name="P1">OPERADORES</text:p>
      <text:p text:style-name="P1">ATRIBUIÇÃO</text:p>
      <text:p text:style-name="P1">=, </text:p>
      <text:p text:style-name="P1">+=, </text:p>
      <text:p text:style-name="P1">*=, </text:p>
      <text:p text:style-name="P1">/=, </text:p>
      <text:p text:style-name="P1">%=</text:p>
      <text:p text:style-name="P1"/>
      <text:p text:style-name="P1">ARITIMÉTICA</text:p>
      <text:p text:style-name="P1">+</text:p>
      <text:p text:style-name="P1">-</text:p>
      <text:p text:style-name="P1">*</text:p>
      <text:p text:style-name="P1">** <text:s/>- Exponenciação</text:p>
      <text:p text:style-name="P1">/</text:p>
      <text:p text:style-name="P1">% - Resto da divisão</text:p>
      <text:p text:style-name="P1">-- - Decremento</text:p>
      <text:p text:style-name="P1">++ - Incremento</text:p>
      <text:p text:style-name="P1"/>
      <text:p text:style-name="P1">COMPARAÇÃO</text:p>
      <text:p text:style-name="P1">== - Igual</text:p>
      <text:p text:style-name="P1">=== - Igualdade de valor e tipo;</text:p>
      <text:p text:style-name="P1">!= - Diferente</text:p>
      <text:p text:style-name="P1">!== - Diferença de tipo e valor;</text:p>
      <text:p text:style-name="P1">&gt;</text:p>
      <text:p text:style-name="P1">&lt;</text:p>
      <text:p text:style-name="P1">&gt;=</text:p>
      <text:p text:style-name="P1">&lt;=</text:p>
      <text:p text:style-name="P1"/>
      <text:p text:style-name="P2">LÓGICO</text:p>
      <text:p text:style-name="P2">&amp;&amp; - AND</text:p>
      <text:p text:style-name="P2">|| - OR</text:p>
      <text:p text:style-name="P2">! - NOT</text:p>
      <text:p text:style-name="P2"/>
      <text:p text:style-name="P2">CONDICIONAL TERNÁRIO</text:p>
      <text:p text:style-name="P3">IMAGEM</text:p>
      <text:p text:style-name="P2"/>
      <text:p text:style-name="P2"/>
      <text:p text:style-name="P4">VARIÁVEIS</text:p>
      <text:p text:style-name="P4"/>
      <text:p text:style-name="P4">VAR <text:span text:style-name="T2">tem escopo </text:span>global e não precisa ser declarada <text:span text:style-name="T2">ou atribuída </text:span>antes <text:span text:style-name="T2">do seu uso</text:span> <text:span text:style-name="T2">(hoisting)</text:span>, <text:span text:style-name="T2">SIM para redeclarar e reatribuir</text:span>;</text:p>
      <text:p text:style-name="P4"/>
      <text:p text:style-name="P4">LET <text:span text:style-name="T2">tem escopo</text:span> local/<text:span text:style-name="T2">bloco</text:span>, necessita ser declarada <text:span text:style-name="T2">e atribuída </text:span>antes do seu uso, <text:span text:style-name="T2">NÃO redeclara, SIM reatribui;</text:span></text:p>
      <text:p text:style-name="P4"/>
      <text:p text:style-name="P6">CONSTANTE tem escopo de bloco, não se altera jamais, NÃO para redeclarar e reatribuir;</text:p>
      <text:p text:style-name="P4"/>
      <text:p text:style-name="P4">ATRIBUIR, REDECLARAR E REATTRIBUIR:</text:p>
      <text:p text:style-name="P5"/>
      <text:p text:style-name="P5">**<text:span text:style-name="T1">Não pode ser feito em constante.**</text:span></text:p>
      <text:p text:style-name="P5"><text:soft-page-break/></text:p>
      <text:p text:style-name="P4">let lastName = “Silva” (atribuir)</text:p>
      <text:p text:style-name="P4">...</text:p>
      <text:p text:style-name="P4">let lastName = “Silva” (redeclarar)</text:p>
      <text:p text:style-name="P4">…</text:p>
      <text:p text:style-name="P4">lastName = “Souza” (reatribuir)</text:p>
      <text:p text:style-name="P4"/>
      <text:p text:style-name="P7">ESTRUTURA DE DADOS</text:p>
      <text:p text:style-name="P7">- Tipagem dinâmica;</text:p>
      <text:p text:style-name="P7"/>
      <text:p text:style-name="P7">TIPOS DE DADOS</text:p>
      <text:p text:style-name="P7">Tipos Primitivos: numbers, strings, boolean, null, undefined;</text:p>
      <text:p text:style-name="P7"/>
      <text:p text:style-name="P9">NUMBERS</text:p>
      <text:p text:style-name="P9">Math.flor(var) – arredonda para baixo;</text:p>
      <text:p text:style-name="P9">Math.ceil(var) – arredonda para cima;</text:p>
      <text:p text:style-name="P9"/>
      <text:p text:style-name="P7"/>
      <text:p text:style-name="P7">STRING</text:p>
      <text:p text:style-name="P8">Métodos: </text:p>
      <text:p text:style-name="P8">var.includes(“tudo”), verifica se na variável tem a palavra “tudo”</text:p>
      <text:p text:style-name="P8">var.startsWith(“O”), verifica se começa com “O”;</text:p>
      <text:p text:style-name="P8">var.endsWith(“O”), verifica se termina com “O”;</text:p>
      <text:p text:style-name="P9">var.split(“”) - separa e conta todos os itens da frase;</text:p>
      <text:p text:style-name="P9">var.split(“ <text:s/>”) - separa e conta a frase por espaços.</text:p>
      <text:p text:style-name="P9">Var.replace(“?”, “!”) - substitui o primeiro pelo segundo</text:p>
      <text:p text:style-name="P8"/>
      <text:p text:style-name="P7">Tipos Composite: objests e arrays;</text:p>
      <text:p text:style-name="P7"/>
      <text:p text:style-name="P9">ARRAY</text:p>
      <text:p text:style-name="P9">let array = [<text:span text:style-name="T4">5</text:span>]</text:p>
      <text:p text:style-name="P10"><text:span text:style-name="T3">array.push(3) – inclui o 3 no </text:span><text:span text:style-name="T4">final do </text:span><text:span text:style-name="T3">vetor</text:span></text:p>
      <text:p text:style-name="P9">array.pop(3) – retira do array <text:span text:style-name="T4">o último elemento</text:span></text:p>
      <text:p text:style-name="P11">array.shitf(2) – retira o primeiro elemento</text:p>
      <text:p text:style-name="P11">array.unshift(6) – adiciona no início do vetor</text:p>
      <text:p text:style-name="P11">array.some(item =&gt; item === 5) – verifica se há 5 no array e retorna um valor booleano</text:p>
      <text:p text:style-name="P11">array.every(item =&gt; item === 5) – verifica se todos os itens no array são 5 e retorna um valor booleano</text:p>
      <text:p text:style-name="P9"/>
      <text:p text:style-name="P11">OBJETO</text:p>
      <text:p text:style-name="P11"/>
      <text:p text:style-name="P11">let person = {</text:p>
      <text:p text:style-name="P11"><text:tab/>key : value</text:p>
      <text:p text:style-name="P11">};</text:p>
      <text:p text:style-name="P11"/>
      <text:p text:style-name="P12">EMPITY: criado, mas vazio zerado;</text:p>
      <text:p text:style-name="P12">NULL: <text:s/>criado, mas vazio;</text:p>
      <text:p text:style-name="P12">INDEFINED: não existe;</text:p>
      <text:p text:style-name="P12"/>
      <text:p text:style-name="P13">FAZER EXERCÍCIOS DE PALÍNDROMO E SUBSTITUIR PARES <text:span text:style-name="T5">salvei imagens</text:span>!!!</text:p>
      <text:p text:style-name="P13"/>
      <text:p text:style-name="P14">FUNÇÃO</text:p>
      <text:p text:style-name="P14"><text:soft-page-break/>Variáveis são locais;</text:p>
      <text:p text:style-name="P14">return para a função;</text:p>
      <text:p text:style-name="P14"/>
      <text:p text:style-name="P15">FUNÇÃO ANÔNIMA (sem nome)</text:p>
      <text:p text:style-name="P15"/>
      <text:p text:style-name="P15">const soma = function (a,b) {</text:p>
      <text:p text:style-name="P15"><text:tab/>return a + b;</text:p>
      <text:p text:style-name="P15">}</text:p>
      <text:p text:style-name="P15"/>
      <text:p text:style-name="P15">soma(2, 3)</text:p>
      <text:p text:style-name="P15">soma(5, 4)</text:p>
      <text:p text:style-name="P16"/>
      <text:p text:style-name="P17">pegar imagem</text:p>
      <text:p text:style-name="P17"/>
      <text:p text:style-name="P15">FUNÇÕES AUTO INVOCÁVEL</text:p>
      <text:p text:style-name="P15"/>
      <text:p text:style-name="P18">ver imagem</text:p>
      <text:p text:style-name="P15"/>
      <text:p text:style-name="P15"/>
      <text:p text:style-name="P15">CALLBACKS</text:p>
      <text:p text:style-name="P15">É uma função passada como argumento para outra função.</text:p>
      <text:p text:style-name="P15"/>
      <text:p text:style-name="P18">VER IMAGENS</text:p>
      <text:p text:style-name="P15"/>
      <text:p text:style-name="P22">SPREAD</text:p>
      <text:p text:style-name="P22">Pega um array e torna os elementos independented, (...array). Usado quando chamamos <text:s/>função.</text:p>
      <text:p text:style-name="P27">IMG</text:p>
      <text:p text:style-name="P22"/>
      <text:p text:style-name="P22">REST</text:p>
      <text:p text:style-name="P22">O que era um elemento independente se torna um array, function soma(...args). Usado nos parâmetros da função.</text:p>
      <text:p text:style-name="P27">IMG</text:p>
      <text:p text:style-name="P22"/>
      <text:p text:style-name="P22">LOOPS</text:p>
      <text:p text:style-name="P23">CONDICIONAIS</text:p>
      <text:p text:style-name="P23">IF</text:p>
      <text:p text:style-name="P23">compara apenas valor</text:p>
      <text:p text:style-name="P23"/>
      <text:p text:style-name="P23">SWITCH/CASE</text:p>
      <text:p text:style-name="P23">compara valor e tipo</text:p>
      <text:p text:style-name="P23">utilizado quando preciso fazer muitas comparações e com if ficaria um código muito grande</text:p>
      <text:p text:style-name="P23">sempre tem um valor default</text:p>
      <text:p text:style-name="P28">img</text:p>
      <text:p text:style-name="P23"/>
      <text:p text:style-name="P24">FOR</text:p>
      <text:p text:style-name="P24">Utilizado em propriedades iteráveis como Arrays e Strings.</text:p>
      <text:p text:style-name="P24"/>
      <text:p text:style-name="P24"/>
      <text:p text:style-name="P24">FOR IN</text:p>
      <text:p text:style-name="P24">utilizado para propriedades enumeráveis e não iteráveis.</text:p>
      <text:p text:style-name="P24"/>
      <text:p text:style-name="P24">FOR OF</text:p>
      <text:p text:style-name="P24"><text:soft-page-break/>Forma diferente de acesso que o FOR, mas mesmo objetivo, porém acesso mais fácil. Utilizado para estruturas iteráveis também.</text:p>
      <text:p text:style-name="P24"/>
      <text:p text:style-name="P24">WHILE</text:p>
      <text:p text:style-name="P24">Executa uma condição até que seja falsa.</text:p>
      <text:p text:style-name="P24"/>
      <text:p text:style-name="P24">DO WHILE</text:p>
      <text:p text:style-name="P24">Executa uma condição até que seja falsa, PORÉM a primeira execução sempre ocorre.</text:p>
      <text:p text:style-name="P24"/>
      <text:p text:style-name="P25">THIS</text:p>
      <text:p text:style-name="P25"/>
      <text:p text:style-name="P26">CALL</text:p>
      <text:p text:style-name="P29"><text:span text:style-name="T8">função. call(qual obj estou chamando, argumento se tiver)</text:span></text:p>
      <text:p text:style-name="P31"><text:span text:style-name="T6">img</text:span></text:p>
      <text:p text:style-name="P30"><text:span text:style-name="T7"/></text:p>
      <text:p text:style-name="P30"><text:span text:style-name="T7">APPLY</text:span></text:p>
      <text:p text:style-name="P30"><text:span text:style-name="T7">Idem ao call, mas pra chamar argumento é com chave ou seja com array</text:span></text:p>
      <text:p text:style-name="P30"><text:span text:style-name="T7">função. call(qual obj estou chamando, [argumento se tiver]);</text:span></text:p>
      <text:p text:style-name="P30"><text:span text:style-name="T7"/></text:p>
      <text:p text:style-name="P30"><text:span text:style-name="T7">BIND</text:span></text:p>
      <text:p text:style-name="P30"><text:span text:style-name="T7">Clona uma função e o valor </text:span><text:span text:style-name="T9">o this </text:span><text:span text:style-name="T7">passa a ser o que foi passado no bind, masnão altera a função inicila pois ela dever ser atribuida a uma variável ou let que quando chamadas clonam a função, mas com valores definidos no bind.</text:span></text:p>
      <text:p text:style-name="P30"><text:span text:style-name="T7"/></text:p>
      <text:p text:style-name="P34"><text:span text:style-name="T7">ARROW FUNCTION</text:span></text:p>
      <text:p text:style-name="P34"><text:span text:style-name="T7">Sempre necessitar estar declarado em uma constante ou uma let, não faz hosting;</text:span></text:p>
      <text:p text:style-name="P34"><text:span text:style-name="T7">Exemplo:</text:span></text:p>
      <text:p text:style-name="P34"><text:span text:style-name="T7">const helloWorld = (</text:span><text:span text:style-name="T13">pode ou não ter parâmetros</text:span><text:span text:style-name="T7">) =&gt; </text:span><text:span text:style-name="T13">return não precisa ser escrito</text:span><text:span text:style-name="T7">“Hello World";</text:span></text:p>
      <text:p text:style-name="P34"><text:span text:style-name="T7"/></text:p>
      <text:p text:style-name="P32"><text:span text:style-name="T6">img</text:span></text:p>
      <text:p text:style-name="P34"><text:span text:style-name="T7"/></text:p>
      <text:p text:style-name="P34"><text:span text:style-name="T7">Restrições para Arrow Functions</text:span></text:p>
      <text:p text:style-name="P34"><text:span text:style-name="T7">- this</text:span></text:p>
      <text:p text:style-name="P34"><text:span text:style-name="T7">- arguments</text:span></text:p>
      <text:p text:style-name="P34"><text:span text:style-name="T7">- contrutor: new xx()</text:span></text:p>
      <text:p text:style-name="P34"><text:span text:style-name="T7"/></text:p>
      <text:p text:style-name="P36"><text:span text:style-name="T7">MAP</text:span></text:p>
      <text:p text:style-name="P35"><text:span text:style-name="T7">É uma coleção de Array no formato [chave, valor];</text:span></text:p>
      <text:p text:style-name="P35"><text:span text:style-name="T7">Pode ser iterado por loop for of;</text:span></text:p>
      <text:p text:style-name="P36"><text:span text:style-name="T7">const myMap = new Map( )</text:span></text:p>
      <text:p text:style-name="P35"><text:span text:style-name="T7"/></text:p>
      <text:p text:style-name="P35"><text:span text:style-name="T7"/></text:p>
      <text:p text:style-name="P36"><text:span text:style-name="T7">Diferença MAP e Objeto</text:span></text:p>
      <text:p text:style-name="P35"><text:span text:style-name="T7">Map tem chave de qulaquer tipo, já o Objeto tem a chave sempre como String;</text:span></text:p>
      <text:p text:style-name="P35"><text:span text:style-name="T7">Tem a prorpiedade Length automático, por isso são mais fáceis de iterar;</text:span></text:p>
      <text:p text:style-name="P35"><text:span text:style-name="T7">Utilizado quando não conhecemos as chaves, no objeto acessamos pela chave;</text:span></text:p>
      <text:p text:style-name="P35"><text:span text:style-name="T7">Os valores são do mesmo tipo, já no objeto não precisam ter mesmo tipo;</text:span></text:p>
      <text:p text:style-name="P35"><text:span text:style-name="T7"/></text:p>
      <text:p text:style-name="P36"><text:span text:style-name="T7">Métodos MAP</text:span></text:p>
      <text:p text:style-name="P35"><text:span text:style-name="T7">Incluir – myMap.</text:span><text:span text:style-name="T12">set</text:span><text:span text:style-name="T7">(chave, valor);</text:span></text:p>
      <text:p text:style-name="P35"><text:span text:style-name="T7">consultar – myMap.</text:span><text:span text:style-name="T12">get</text:span><text:span text:style-name="T7">(chave);</text:span></text:p>
      <text:p text:style-name="P35"><text:span text:style-name="T7">deletar – myMap.</text:span><text:span text:style-name="T12">delete</text:span><text:span text:style-name="T7">(chave);</text:span></text:p>
      <text:p text:style-name="P38"><text:soft-page-break/><text:span text:style-name="T7">SET</text:span></text:p>
      <text:p text:style-name="P39"><text:span text:style-name="T7">São estrututras que armazenam valores únicos. </text:span><text:span text:style-name="T10">Não possui o length e sim o size, tem seus próprios métodos, não utiliza os métodos dos arrays, mas é mais limitado.</text:span></text:p>
      <text:p text:style-name="P40"><text:span text:style-name="T7">Métodos SET</text:span></text:p>
      <text:p text:style-name="P40"><text:span text:style-name="T7">.add( );</text:span></text:p>
      <text:p text:style-name="P40"><text:span text:style-name="T7">.has( );</text:span></text:p>
      <text:p text:style-name="P40"><text:span text:style-name="T7">.delete( );</text:span></text:p>
      <text:p text:style-name="P40"><text:span text:style-name="T7"/></text:p>
      <text:p text:style-name="P37"><text:span text:style-name="T7">MAP</text:span></text:p>
      <text:p text:style-name="P41"><text:span text:style-name="T7">Quando um conjunto passa por determinada função e tem seus valores moficicados, criando novo array, não modifica array original, faz as operações em ordem.</text:span></text:p>
      <text:p text:style-name="P41"><text:span text:style-name="T7"/></text:p>
      <text:p text:style-name="P41"><text:span text:style-name="T7">Array.map(callback, thisArg)</text:span></text:p>
      <text:p text:style-name="P41"><text:span text:style-name="T7"><text:tab/>callback(item, index, array)</text:span></text:p>
      <text:p text:style-name="P41"><text:span text:style-name="T7"/></text:p>
      <text:p text:style-name="P37"><text:span text:style-name="T7">MAP X FOR EACH</text:span></text:p>
      <text:p text:style-name="P41"><text:span text:style-name="T7">Valor de retorno, com map não preciso ter uma variável para atribuir o retorno, já no foreach será necessário porque retorno undefined.</text:span></text:p>
      <text:p text:style-name="P33"><text:span text:style-name="T6">img</text:span></text:p>
      <text:p text:style-name="P41"><text:span text:style-name="T7"/></text:p>
      <text:p text:style-name="P41"><text:span text:style-name="T7">FILTER</text:span></text:p>
      <text:p text:style-name="P41"><text:span text:style-name="T7"/></text:p>
      <text:p text:style-name="P44"><text:span text:style-name="T15">É como se você colocasse todo seu Array dentro de um filtro e apenas os itens que correspondem a uma condição determinada que vão ser retornados no novo aí que vai ser criado então ele cria uma nova </text:span><text:span text:style-name="T16">lista</text:span><text:span text:style-name="T15"> não vai </text:span><text:span text:style-name="T16">alterar o </text:span><text:span text:style-name="T15">original. </text:span><text:span text:style-name="T16">E</text:span><text:span text:style-name="T15">le pode retornar uma nova lista apenas com os itens alterados pelo seu filtro.</text:span></text:p>
      <text:p text:style-name="P44"><text:span text:style-name="T15"/></text:p>
      <text:p text:style-name="P43"><text:span text:style-name="T11">A</text:span><text:span text:style-name="T7">rray.filter(callback, thisArgs)</text:span></text:p>
      <text:p text:style-name="P43"><text:span text:style-name="T7"/></text:p>
      <text:p text:style-name="P43"><text:span text:style-name="T7">const frutas = [‘maçã fugi’, ‘maçã verde’, ‘laranja’, ‘abacaxi’];</text:span></text:p>
      <text:p text:style-name="P43"><text:span text:style-name="T7"/></text:p>
      <text:p text:style-name="P43"><text:span text:style-name="T7">frutas.filter((fruta) =&gt; fruta.includes(‘maçã’))</text:span></text:p>
      <text:p text:style-name="P43"><text:span text:style-name="T7"/></text:p>
      <text:p text:style-name="P42"><text:span text:style-name="T11">- Como filtrar o array e sai apenas os itens que ayenderem determinda condição;</text:span></text:p>
      <text:p text:style-name="P41"><text:span text:style-name="T7">- Cria novo array;</text:span></text:p>
      <text:p text:style-name="P41"><text:span text:style-name="T7">- Não modifica array original;</text:span></text:p>
      <text:p text:style-name="P41"><text:span text:style-name="T7"/></text:p>
      <text:p text:style-name="P41"><text:span text:style-name="T7">SINTESE</text:span></text:p>
      <text:p text:style-name="P45"><text:span text:style-name="T15">Você vai perceber que ela é exatamente </text:span><text:span text:style-name="T17">como a síntese do MAP </text:span><text:span text:style-name="T15">é exatamente a mesma coisa que recebe os mesmos parâmetros que então </text:span><text:span text:style-name="T17">callback é a função que será executada </text:span><text:span text:style-name="T15">em cada um.</text:span></text:p>
      <text:p text:style-name="P45"><text:span text:style-name="T15"/></text:p>
      <text:p text:style-name="P47"><text:span text:style-name="T15">R</text:span><text:span text:style-name="T14">EDUCE</text:span></text:p>
      <text:p text:style-name="P47"><text:span text:style-name="T14"/></text:p>
      <text:p text:style-name="P46"><text:span text:style-name="T18">D</text:span><text:span text:style-name="T15">iferente do filt</text:span><text:span text:style-name="T18">er e do map</text:span><text:span text:style-name="T15"> esse método ele não retornará um outro Array ele vai executar uma função em todos os elementos do Array e retornará um valor único</text:span><text:span text:style-name="T18">. </text:span></text:p>
      <text:p text:style-name="P46"><text:span text:style-name="T18"/></text:p>
      <text:p text:style-name="P49"><text:span text:style-name="T19">A</text:span><text:span text:style-name="T20">rray.reduce(callback, initialValue)</text:span></text:p>
      <text:p text:style-name="P46"><text:span text:style-name="T18"/></text:p>
      <text:p text:style-name="P48"><text:span text:style-name="T18">E</text:span><text:span text:style-name="T14">xecuta uma função em </text:span><text:span text:style-name="T21">todos</text:span><text:span text:style-name="T14"> os elementos do array e </text:span><text:span text:style-name="T21">retorna apenas um</text:span><text:span text:style-name="T14"> elemento.</text:span></text:p>
      <text:p text:style-name="P48"><text:span text:style-name="T14"/></text:p>
      <text:p text:style-name="P48"><text:span text:style-name="T14">accumulator/prevValue: acumulador de todas as chamadas de callback;</text:span></text:p>
      <text:p text:style-name="P48"><text:span text:style-name="T14">callback: função a ser ececutada a partir do acumulador;</text:span></text:p>
      <text:p text:style-name="P48"><text:span text:style-name="T14">intialValue: valor sobre o qual o retorno final irá atuar, opcional;</text:span></text:p>
      <text:p text:style-name="P48"><text:soft-page-break/><text:span text:style-name="T14">currentValue: valor atual que será acessado pela função;</text:span></text:p>
      <text:p text:style-name="P48"><text:span text:style-name="T14">index: do valor original;</text:span></text:p>
      <text:p text:style-name="P48"><text:span text:style-name="T14">array: array original;</text:span></text:p>
      <text:p text:style-name="P48"><text:span text:style-name="T14"/></text:p>
      <text:p text:style-name="P48"><text:span text:style-name="T14">const callbackFN = function(accumulator, currentValue, index, array){</text:span></text:p>
      <text:p text:style-name="P48"><text:span text:style-name="T14">}</text:span></text:p>
      <text:p text:style-name="P48"><text:span text:style-name="T14"/></text:p>
      <text:p text:style-name="P48"><text:span text:style-name="T14">array.reduce(callbackFN, initialValue)</text:span></text:p>
      <text:p text:style-name="P48"><text:span text:style-name="T14"/></text:p>
      <text:p text:style-name="P48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3:39:16.977821014</meta:creation-date>
    <dc:date>2022-06-26T17:54:02.872464936</dc:date>
    <meta:editing-duration>PT3H12M53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6" meta:paragraph-count="182" meta:word-count="1030" meta:character-count="6232" meta:non-whitespace-character-count="5360"/>
  </office:meta>
</office:document-meta>
</file>